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f85e" officeooo:paragraph-rsid="000df85e"/>
    </style:style>
    <style:style style:name="P2" style:family="paragraph" style:parent-style-name="Standard">
      <style:paragraph-properties fo:text-align="start" style:justify-single-word="false"/>
      <style:text-properties officeooo:rsid="000df85e" officeooo:paragraph-rsid="000e4d48"/>
    </style:style>
    <style:style style:name="P3" style:family="paragraph" style:parent-style-name="Standard">
      <style:paragraph-properties fo:text-align="start" style:justify-single-word="false"/>
      <style:text-properties officeooo:rsid="000df85e" officeooo:paragraph-rsid="00109b45"/>
    </style:style>
    <style:style style:name="P4" style:family="paragraph" style:parent-style-name="Standard">
      <style:paragraph-properties fo:text-align="start" style:justify-single-word="false"/>
      <style:text-properties officeooo:rsid="000df85e" officeooo:paragraph-rsid="00110c7f"/>
    </style:style>
    <style:style style:name="P5" style:family="paragraph" style:parent-style-name="Standard">
      <style:paragraph-properties fo:text-align="start" style:justify-single-word="false"/>
      <style:text-properties officeooo:rsid="000df85e" officeooo:paragraph-rsid="001201eb"/>
    </style:style>
    <style:style style:name="P6" style:family="paragraph" style:parent-style-name="Standard">
      <style:paragraph-properties fo:text-align="start" style:justify-single-word="false"/>
      <style:text-properties officeooo:rsid="000df85e" officeooo:paragraph-rsid="00131446"/>
    </style:style>
    <style:style style:name="P7" style:family="paragraph" style:parent-style-name="Standard">
      <style:paragraph-properties fo:text-align="start" style:justify-single-word="false"/>
      <style:text-properties officeooo:rsid="000df85e" officeooo:paragraph-rsid="0013a479"/>
    </style:style>
    <style:style style:name="P8" style:family="paragraph" style:parent-style-name="Standard">
      <style:paragraph-properties fo:text-align="start" style:justify-single-word="false"/>
      <style:text-properties officeooo:rsid="000df85e" officeooo:paragraph-rsid="0013b234"/>
    </style:style>
    <style:style style:name="T1" style:family="text">
      <style:text-properties officeooo:rsid="000c5c79"/>
    </style:style>
    <style:style style:name="T2" style:family="text"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font-size="20pt" officeooo:rsid="000c5c79" style:font-size-asian="20pt" style:font-size-complex="20pt"/>
    </style:style>
    <style:style style:name="T4" style:family="text">
      <style:text-properties fo:font-size="16pt" officeooo:rsid="000c5c79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ahier de spécifications techniques</text:span></text:p>
      <text:p text:style-name="P2"/>
      <text:p text:style-name="P2"/>
      <text:p text:style-name="P3"><text:span text:style-name="T3"><text:line-break/>Profil de l'entreprise: </text:span></text:p>
      <text:p text:style-name="P3"><text:span text:style-name="T3"/></text:p>
      <text:p text:style-name="P6"><text:span text:style-name="T1"><text:tab/>- Nom: MOGOUAILLE</text:span></text:p>
      <text:p text:style-name="P6"><text:span text:style-name="T1"><text:line-break/><text:tab/>- Prestation demandée:</text:span></text:p>
      <text:p text:style-name="P3"><text:span text:style-name="T1"><text:line-break/><text:tab/><text:tab/>-Proposition technique</text:span></text:p>
      <text:p text:style-name="P6"><text:span text:style-name="T1"><text:tab/><text:tab/><text:tab/>- Créer une application capable de gérer les activités du CAS.</text:span></text:p>
      <text:p text:style-name="P6"><text:span text:style-name="T1"><text:line-break/><text:tab/><text:tab/><text:tab/>- Gérer et permettre la mise en œuvre de la recette de l'application par la DSI.</text:span></text:p>
      <text:p text:style-name="P6"/>
      <text:p text:style-name="P6"><text:span text:style-name="T1"><text:tab/><text:tab/><text:tab/>- Proposer une garantie et une maintenance de l'application.</text:span></text:p>
      <text:p text:style-name="P6"/>
      <text:p text:style-name="P6"><text:span text:style-name="T1"><text:tab/><text:tab/><text:tab/>- Proposer des moyen de prise en charge par la DSI.</text:span></text:p>
      <text:p text:style-name="P6"><text:span text:style-name="T1"><text:line-break/><text:tab/><text:tab/><text:line-break/><text:tab/><text:tab/>-Proposition organisationelle.</text:span></text:p>
      <text:p text:style-name="P6"/>
      <text:p text:style-name="P6"><text:span text:style-name="T1"><text:tab/><text:tab/>- Fournir les moyens organisationnels techniques pour l’installation, gestion administration.</text:span></text:p>
      <text:p text:style-name="P6"><text:span text:style-name="T1"><text:line-break/><text:tab/><text:tab/>-Proposer les moyen nécessaire a la formation des utilisateur et des futurs formateurs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Fonctionnalités : </text:span></text:p>
      <text:p text:style-name="P3"><text:span text:style-name="T3"/></text:p>
      <text:p text:style-name="P4"><text:span text:style-name="T1"><text:tab/>- Inscrire automatiquement tous les salariés en tant que membre ( Informations de base : Nom / Prénom ) avec remplissage manuel du reste du profil à la première connexion</text:span></text:p>
      <text:p text:style-name="P4"/>
      <text:p text:style-name="P4"><text:span text:style-name="T1"><text:tab/>- Attribuer automatiquement un pseudo et un mot de passe (identique aux identifiants de la société, mot de passe modifiable par la suite)</text:span></text:p>
      <text:p text:style-name="P4"/>
      <text:p text:style-name="P4"><text:span text:style-name="T1"><text:tab/>- Permettre a l'utilisateur de gerer son profil (droit de modification des information: </text:span><text:soft-page-break/><text:span text:style-name="T1">photo, mot de passe, Situation conjugale, ajout d'Enfants via un formulaire, addresse, téléphone)</text:span></text:p>
      <text:p text:style-name="P4"/>
      <text:p text:style-name="P4"><text:span text:style-name="T1"><text:tab/>- Permettre a l'utilisateur de passer de membre à adhérent en payant la cotisation</text:span></text:p>
      <text:p text:style-name="P4"/>
      <text:p text:style-name="P4"><text:span text:style-name="T1"><text:tab/>- Permettre a l'utilisateur de recevoir des newsletters dans une boite mail.</text:span></text:p>
      <text:p text:style-name="P4"/>
      <text:p text:style-name="P4"><text:span text:style-name="T1"><text:tab/>- Permettre a l'utilisateur de selectionner un ou plusieur mot cle pour rejoindre un ou plusieur groupe afin de recevoir les newsletters specifique au groupe</text:span></text:p>
      <text:p text:style-name="P4"/>
      <text:p text:style-name="P4"><text:span text:style-name="T1"><text:tab/>- Définir les droit d'accès des membre/adherent en fonction de leur poste/ role dans la société ( Administrateur / Gestionnaire / redacteur / Membre normal )</text:span></text:p>
      <text:p text:style-name="P4"/>
      <text:p text:style-name="P4"><text:span text:style-name="T1"><text:tab/>- Permettre aux adherents d'acheter des billets de cine, musé, theatre...... à prix reduit (prestation commerciale)</text:span></text:p>
      <text:p text:style-name="P4"/>
      <text:p text:style-name="P4"><text:span text:style-name="T1"><text:tab/>- Permettre aux adherents de beneficer de diverse remise via une carte délivré au moment de l'adhesion</text:span></text:p>
      <text:p text:style-name="P4"/>
      <text:p text:style-name="P4"><text:span text:style-name="T1"><text:tab/>- Permettre aux adherents de passer commande ( le CAS jouant alors le role d'intermediaire pour obtenir des reduction en tant que client unique pour obtenir des reduction)</text:span></text:p>
      <text:p text:style-name="P4"/>
      <text:p text:style-name="P5"><text:span text:style-name="T1"><text:tab/>- Permettre la mise a jour automatique du logiciel</text:span></text:p>
      <text:p text:style-name="P5"/>
      <text:p text:style-name="P7"><text:span text:style-name="T1"><text:tab/>- Permettre de creer des evenement general ou en fonction des groupe</text:span></text:p>
      <text:p text:style-name="P7"/>
      <text:p text:style-name="P7"><text:span text:style-name="T1"><text:tab/>- créer un menu de presentation</text:span></text:p>
      <text:p text:style-name="P7"/>
      <text:p text:style-name="P7"><text:span text:style-name="T1"><text:tab/><text:tab/>- presenter l'association</text:span></text:p>
      <text:p text:style-name="P7"/>
      <text:p text:style-name="P7"><text:span text:style-name="T1"><text:tab/><text:tab/>- presenter l'équipe du conseil d'administration</text:span></text:p>
      <text:p text:style-name="P7"/>
      <text:p text:style-name="P7"><text:span text:style-name="T1"><text:tab/><text:tab/>- presenter les membres du bureau</text:span></text:p>
      <text:p text:style-name="P7"/>
      <text:p text:style-name="P7"><text:span text:style-name="T1"><text:tab/><text:tab/>- acceder au formulaire d'adesion</text:span></text:p>
      <text:p text:style-name="P7"/>
      <text:p text:style-name="P7"><text:span text:style-name="T1"><text:tab/>- créer un menu des manifestation</text:span></text:p>
      <text:p text:style-name="P7"/>
      <text:p text:style-name="P7"><text:span text:style-name="T1"><text:tab/><text:tab/>- l'organiser sous forme de timeline verticale</text:span></text:p>
      <text:p text:style-name="P7"/>
      <text:p text:style-name="P7"><text:span text:style-name="T1"><text:tab/><text:tab/>- presenter rapidement les manifestation</text:span></text:p>
      <text:p text:style-name="P7"/>
      <text:p text:style-name="P7"><text:span text:style-name="T1"><text:tab/><text:tab/><text:tab/>- Afficher une photo</text:span></text:p>
      <text:p text:style-name="P7"/>
      <text:p text:style-name="P8"><text:span text:style-name="T1"><text:tab/><text:tab/><text:tab/>- Afficher resumé de 2-3 lignes</text:span></text:p>
      <text:p text:style-name="P7"/>
      <text:p text:style-name="P7"><text:span text:style-name="T1"><text:tab/><text:tab/><text:tab/>-Proposer un lien vers plus de details</text:span></text:p>
      <text:p text:style-name="P7"/>
      <text:p text:style-name="P5"><text:span text:style-name="T1"><text:tab/><text:tab/><text:tab/><text:tab/>- Présenter la description detaillé de la manifestation</text:span></text:p>
      <text:p text:style-name="P5"/>
      <text:p text:style-name="P5"><text:soft-page-break/><text:span text:style-name="T1"><text:tab/><text:tab/><text:tab/><text:tab/>- Afficher formulaire d'inscription</text:span></text:p>
      <text:p text:style-name="P5"/>
      <text:p text:style-name="P5"><text:span text:style-name="T1"><text:tab/>- créer un menu des information utile</text:span></text:p>
      <text:p text:style-name="P5"/>
      <text:p text:style-name="P5"><text:span text:style-name="T1"><text:tab/><text:tab/>- presenter divers article contenant des "bon plan" : comercant, baby-sitter, etc</text:span></text:p>
      <text:p text:style-name="P5"/>
      <text:p text:style-name="P5"><text:span text:style-name="T1"><text:tab/>- créer un menu "partenaire"</text:span></text:p>
      <text:p text:style-name="P5"/>
      <text:p text:style-name="P5"><text:span text:style-name="T1"><text:tab/><text:tab/>- proposer l'adhesion aux simple membres</text:span></text:p>
      <text:p text:style-name="P5"/>
      <text:p text:style-name="P5"><text:span text:style-name="T1"><text:tab/><text:tab/>- rediger des offres ( redacteur et gestionnaire uniquement )</text:span></text:p>
      <text:p text:style-name="P5"/>
      <text:p text:style-name="P5"><text:span text:style-name="T1"><text:tab/><text:tab/>- poster des offres ( gestionnaire uniquement )</text:span></text:p>
      <text:p text:style-name="P5"/>
      <text:p text:style-name="P8"><text:span text:style-name="T1"><text:tab/><text:tab/>- gerer dynamiquement lordre des offres affichant en prioriter celle qui expirent en premier ou celle ou ils restent peu de place</text:span></text:p>
      <text:p text:style-name="P8"/>
      <text:p text:style-name="P5"><text:span text:style-name="T1"><text:tab/><text:tab/>- classer les offres</text:span></text:p>
      <text:p text:style-name="P5"/>
      <text:p text:style-name="P5"><text:span text:style-name="T1"><text:tab/><text:tab/>- proposer linscription a la newsletters des partenaires aux non inscrit a la dites newsletters</text:span></text:p>
      <text:p text:style-name="P5"/>
      <text:p text:style-name="P8"><text:span text:style-name="T1"><text:tab/>- créer des newsletters automatique (la liste des nouveaux articles aux adherent inscrit a la newsletters du magasin)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Contraintes</text:span></text:p>
      <text:p text:style-name="P3"><text:span text:style-name="T3"/></text:p>
      <text:p text:style-name="P8"><text:span text:style-name="T3"><text:tab/></text:span><text:span text:style-name="T1">- Respecter les contraintes techniques</text:span></text:p>
      <text:p text:style-name="P8"/>
      <text:p text:style-name="P8"><text:span text:style-name="T1"><text:tab/><text:tab/>- Optimiser le temp de recherche dans les bdd en MySQL</text:span></text:p>
      <text:p text:style-name="P8"/>
      <text:p text:style-name="P8"><text:span text:style-name="T1"><text:tab/><text:tab/>- utiliser des serveur de type apache de taille adapté au besoin du client</text:span></text:p>
      <text:p text:style-name="P8"/>
      <text:p text:style-name="P8"><text:span text:style-name="T1"><text:tab/><text:tab/>- Créer des formulaires de commande</text:span></text:p>
      <text:p text:style-name="P8"/>
      <text:p text:style-name="P8"><text:span text:style-name="T1"><text:tab/><text:tab/>- Permettre a l'application de fonctionner sur tous les os ainsi que tout les navigateurs web</text:span></text:p>
      <text:p text:style-name="P8"/>
      <text:p text:style-name="P8"><text:span text:style-name="T1"><text:tab/><text:tab/>- permettre diverse methode de payment pour l'acce adherent (cb, virement, cheque)</text:span></text:p>
      <text:p text:style-name="P8"/>
      <text:p text:style-name="P8"><text:span text:style-name="T1"><text:tab/><text:tab/>- créer des sauvegardes</text:span></text:p>
      <text:p text:style-name="P8"/>
      <text:p text:style-name="P8"><text:span text:style-name="T1"><text:tab/><text:tab/><text:tab/>- sauvegarder a chaque ajout d'articles (sauvegardes de type incrementable)</text:span></text:p>
      <text:p text:style-name="P8"><text:soft-page-break/></text:p>
      <text:p text:style-name="P8"><text:span text:style-name="T1"><text:tab/><text:tab/><text:tab/>- conserver les sauvegardes des dix derniers jours, une sauvegarde par semaine sur les deux derniers moi,une sauvegarde par moi au dela de 3 moi</text:span></text:p>
      <text:p text:style-name="P8"/>
      <text:p text:style-name="P8"><text:span text:style-name="T1"><text:tab/>- Respecter les contraintes de gestion :</text:span></text:p>
      <text:p text:style-name="P8"/>
      <text:p text:style-name="P8"><text:span text:style-name="T1"><text:tab/><text:tab/>- Membre:</text:span></text:p>
      <text:p text:style-name="P8"/>
      <text:p text:style-name="P8"><text:span text:style-name="T1"><text:tab/><text:tab/><text:tab/>- accéder à la gestion de profil,</text:span></text:p>
      <text:p text:style-name="P8"/>
      <text:p text:style-name="P8"><text:span text:style-name="T1"><text:tab/><text:tab/><text:tab/>- s'inscrire aux groupe de newletters,</text:span></text:p>
      <text:p text:style-name="P8"/>
      <text:p text:style-name="P8"><text:span text:style-name="T1"><text:tab/><text:tab/><text:tab/>- consulter les profils des autres,</text:span></text:p>
      <text:p text:style-name="P8"/>
      <text:p text:style-name="P8"><text:span text:style-name="T1"><text:tab/><text:tab/><text:tab/>- participer au evenement anuel,</text:span></text:p>
      <text:p text:style-name="P8"/>
      <text:p text:style-name="P8"><text:span text:style-name="T1"><text:tab/><text:tab/><text:tab/>- recevoir un cheque cadeau a la naissance d'un enfant entre septembre et decembre pour compenser l'abscence de cadeau .</text:span></text:p>
      <text:p text:style-name="P8"/>
      <text:p text:style-name="P8"><text:span text:style-name="T1"><text:tab/><text:tab/>- Adhérent:</text:span></text:p>
      <text:p text:style-name="P8"/>
      <text:p text:style-name="P8"><text:span text:style-name="T1"><text:tab/><text:tab/><text:tab/>- accéder aux fonctionnalités de reservation ,aux reductions, et a la billeterie.</text:span></text:p>
      <text:p text:style-name="P8"/>
      <text:p text:style-name="P8"><text:span text:style-name="T1"><text:tab/><text:tab/>- redacteur:</text:span></text:p>
      <text:p text:style-name="P8"/>
      <text:p text:style-name="P8"><text:span text:style-name="T1"><text:tab/><text:tab/><text:tab/>- rediger du contenue.</text:span></text:p>
      <text:p text:style-name="P8"/>
      <text:p text:style-name="P8"><text:span text:style-name="T1"><text:tab/><text:tab/>- Gestionnaire:</text:span></text:p>
      <text:p text:style-name="P8"/>
      <text:p text:style-name="P8"><text:span text:style-name="T1"><text:tab/><text:tab/><text:tab/>- modifier et publier les articles des redacteurs.</text:span></text:p>
      <text:p text:style-name="P8"/>
      <text:p text:style-name="P8"><text:span text:style-name="T1"><text:tab/><text:tab/>- Administrateur :</text:span></text:p>
      <text:p text:style-name="P8"/>
      <text:p text:style-name="P8"><text:span text:style-name="T1"><text:tab/><text:tab/><text:tab/>- accéder aux paramettre et reglage de l'aplication.</text:span></text:p>
      <text:p text:style-name="P8"/>
      <text:p text:style-name="P8"><text:span text:style-name="T1"><text:tab/><text:tab/><text:tab/>- accéder aux information recolté.</text:span></text:p>
      <text:p text:style-name="P8"/>
      <text:p text:style-name="P8"><text:span text:style-name="T1"><text:tab/>- Respecter les contraintes Organisationnelles :</text:span></text:p>
      <text:p text:style-name="P8"/>
      <text:p text:style-name="P8"><text:span text:style-name="T1"><text:tab/><text:tab/>- Paramétrage :</text:span></text:p>
      <text:p text:style-name="P8"/>
      <text:p text:style-name="P8"><text:span text:style-name="T1"><text:tab/><text:tab/><text:tab/>- autoriser chaque membre a modifer son profils.</text:span></text:p>
      <text:p text:style-name="P8"/>
      <text:p text:style-name="P8"><text:span text:style-name="T1"><text:tab/><text:tab/><text:tab/>- gerer les diverse fonction de l'appli (gestionaire uniquement).</text:span></text:p>
      <text:p text:style-name="P8"/>
      <text:p text:style-name="P8"><text:span text:style-name="T1"><text:tab/><text:tab/><text:tab/>- modifier les paramètres de l'application (admin uniquement).</text:span></text:p>
      <text:p text:style-name="P8"/>
      <text:p text:style-name="P8"><text:span text:style-name="T1"><text:tab/><text:tab/>- Maintenance :</text:span></text:p>
      <text:p text:style-name="P8"/>
      <text:p text:style-name="P8"><text:span text:style-name="T1"><text:tab/><text:tab/><text:tab/>- proposer des mise a jour régulières pour palier aux éventuels bugs et </text:span><text:soft-page-break/><text:span text:style-name="T1">problèmes.</text:span></text:p>
      <text:p text:style-name="P8"/>
      <text:p text:style-name="P8"><text:span text:style-name="T1"><text:tab/><text:tab/><text:tab/>- Permettre aux differents membres de signaler des éventuels bugs et problèmes liés à l'application.</text:span></text:p>
      <text:p text:style-name="P8"/>
      <text:p text:style-name="P8"><text:span text:style-name="T1"><text:tab/>- Respecter les contraintes Financières :</text:span></text:p>
      <text:p text:style-name="P8"/>
      <text:p text:style-name="P8"><text:span text:style-name="T1"><text:tab/><text:tab/>- Respecter le coût de la création de l'application</text:span></text:p>
      <text:p text:style-name="P8"/>
      <text:p text:style-name="P8"><text:span text:style-name="T1"><text:tab/><text:tab/>- Respecter le coût de la mise en place de l'application</text:span></text:p>
      <text:p text:style-name="P8"/>
      <text:p text:style-name="P8"><text:span text:style-name="T1"><text:tab/><text:tab/>- Respecter le coût de maintenance</text:span></text:p>
      <text:p text:style-name="P8"/>
      <text:p text:style-name="P8"><text:span text:style-name="T1"><text:tab/>- Respecter les lois en vigueurs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BASE DE DONNEES </text:span></text:p>
      <text:p text:style-name="P3"><text:span text:style-name="T3"/></text:p>
      <text:p text:style-name="P3"><text:span text:style-name="T1"><text:line-break/><text:tab/></text:span><text:span text:style-name="T4">BDD Profil: </text:span></text:p>
      <text:p text:style-name="P3"><text:span text:style-name="T1"><text:line-break/><text:tab/><text:tab/>→ nom <text:line-break/><text:tab/><text:tab/>→ prénom <text:line-break/><text:tab/><text:tab/>→ photo<text:line-break/><text:tab/><text:tab/>→ mot de passe <text:line-break/><text:tab/><text:tab/>→ date de naissance <text:line-break/><text:tab/><text:tab/>→ Situation conjugale<text:line-break/><text:tab/><text:tab/>→ Enfants (nombre)<text:line-break/><text:tab/><text:tab/>→ adresse<text:line-break/><text:tab/><text:tab/>→ téléphone<text:line-break/><text:tab/><text:tab/>→ poste <text:line-break/><text:tab/><text:tab/>→ état ( membre / attente / adhérant )<text:line-break/><text:tab/><text:tab/>→ Statut ( Administrateur / Gestionnaire / Redacteur / Simple ) <text:line-break/><text:tab/><text:tab/>→ Commentaire <text:line-break/></text:span></text:p>
      <text:p text:style-name="P3"/>
      <text:p text:style-name="P3"><text:span text:style-name="T1"><text:line-break/><text:tab/></text:span><text:span text:style-name="T4">BDD Famille: </text:span></text:p>
      <text:p text:style-name="P3"><text:span text:style-name="T1"><text:line-break/><text:tab/><text:tab/>→ nom <text:line-break/><text:tab/><text:tab/>→ prénom <text:line-break/><text:tab/><text:tab/>→ date de naissance <text:line-break/><text:tab/><text:tab/>→ nom de l'employé<text:line-break/><text:tab/><text:tab/>→ prénom de l'employé <text:line-break/><text:tab/><text:tab/>→ statut ( conjoint / mari / femme / enfant ) <text:line-break/><text:tab/></text:span></text:p>
      <text:p text:style-name="P3"><text:soft-page-break/></text:p>
      <text:p text:style-name="P3"><text:span text:style-name="T1"><text:line-break/><text:tab/></text:span><text:span text:style-name="T4">BDD Réservation: </text:span></text:p>
      <text:p text:style-name="P3"><text:span text:style-name="T1"><text:line-break/><text:tab/><text:tab/>→ nom <text:line-break/><text:tab/><text:tab/>→ prénom <text:line-break/><text:tab/><text:tab/>→ référence de l'objet <text:line-break/><text:tab/><text:tab/>→ magasin <text:line-break/><text:tab/><text:tab/>→ prix <text:line-break/><text:tab/><text:tab/>→ état ( acheté / commander / reçu )<text:line-break/><text:tab/><text:tab/>→ payer ( oui/non 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512cm" fo:margin-left="2.54cm" fo:margin-right="2.4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49S</meta:editing-duration>
    <meta:editing-cycles>12</meta:editing-cycles>
    <meta:generator>LibreOffice/4.3.6.2$Windows_x86 LibreOffice_project/d50a87b2e514536ed401c18000dad4660b6a169e</meta:generator>
    <dc:date>2016-05-13T16:16:29.786000000</dc:date>
    <meta:document-statistic meta:table-count="0" meta:image-count="0" meta:object-count="0" meta:page-count="6" meta:paragraph-count="94" meta:word-count="924" meta:character-count="5870" meta:non-whitespace-character-count="4773"/>
    <meta:user-defined meta:name="Info 1"/>
    <meta:user-defined meta:name="Info 2"/>
    <meta:user-defined meta:name="Info 3"/>
    <meta:user-defined meta:name="Info 4"/>
  </office:meta>
</office:document-meta>
</file>